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adornments="Standard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table-of-content text:style-name="Sect1" text:protected="true" text:name="Inhaltsverzeichnis1">
        <text:table-of-content-source text:outline-level="10">
          <text:index-title-template text:style-name="Contents_20_Heading">Inhalt</text:index-title-template>
          <text:table-of-content-entry-template text:outline-level="1" text:style-name="Contents_20_1">
            <text:index-entry-chapter/>
            <text:index-entry-chapter/>
            <text:index-entry-chapter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chapter/>
            <text:index-entry-chapter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chapter/>
            <text:index-entry-chapter/>
            <text:index-entry-chapter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chapter/>
            <text:index-entry-chapter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chapter/>
            <text:index-entry-chapter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chapter/>
            <text:index-entry-chapter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chapter/>
            <text:index-entry-chapter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chapter/>
            <text:index-entry-chapter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chapter/>
            <text:index-entry-chapter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chapter/>
            <text:index-entry-chapter/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Inhaltsverzeichnis1_Head">
            <text:p text:style-name="Contents_20_Heading">Inhalt</text:p>
          </text:index-title>
          <text:p text:style-name="P1">History<text:tab/>1</text:p>
          <text:p text:style-name="P1">Intro<text:tab/>1</text:p>
          <text:p text:style-name="P1">Arbeitsplatz<text:tab/>1</text:p>
          <text:p text:style-name="P2">Ausstattung<text:tab/>1</text:p>
          <text:p text:style-name="P2">Spezial<text:tab/>1</text:p>
          <text:p text:style-name="P1">Arbeitsbedingungen<text:tab/>2</text:p>
          <text:p text:style-name="P1">Projects<text:tab/>2</text:p>
          <text:p text:style-name="P2">Ziel-Hardware<text:tab/>2</text:p>
          <text:p text:style-name="P2">Target Software<text:tab/>2</text:p>
          <text:p text:style-name="P2">Realisierungsgrad<text:tab/>2</text:p>
          <text:p text:style-name="P1">Aufgabenstellung<text:tab/>2</text:p>
          <text:p text:style-name="P1">Nebenbedingungen der SW Entwicklung<text:tab/>3</text:p>
          <text:p text:style-name="P2">Team<text:tab/>3</text:p>
          <text:p text:style-name="P2">Prüfungen<text:tab/>3</text:p>
          <text:p text:style-name="P2">Agil Wasserfall?<text:tab/>3</text:p>
          <text:p text:style-name="P2">Organisations Tooling <text:tab/>3</text:p>
          <text:p text:style-name="P2">Anforderungen an Fähigkeiten<text:tab/>3</text:p>
        </text:index-body>
      </text:table-of-content>
      <text:h text:style-name="Heading_20_1" text:outline-level="1">History</text:h>
      <text:p text:style-name="Text_20_body">V 0.1.0 <text:tab/>03.oct.2023</text:p>
      <text:p text:style-name="Text_20_body">V 0.1.1 <text:tab/>15.nov.2023</text:p>
      <text:p text:style-name="Text_20_body">V 0.1.2 <text:tab/>22.nov.2023</text:p>
      <text:h text:style-name="Heading_20_1" text:outline-level="1">Intro</text:h>
      <text:p text:style-name="Text_20_body">Wünschenswerte Informationnen über ein Projekt / einen Arbeitsplatz bei Stellenangebot.</text:p>
      <text:h text:style-name="Heading_20_1" text:outline-level="1">Arbeitsplatz</text:h>
      <text:h text:style-name="Heading_20_2" text:outline-level="2">Ausstattung</text:h>
      <text:p text:style-name="Text_20_body">Tisch Stuhl Computer vorhanden</text:p>
      <text:p text:style-name="Text_20_body">Mit ohne Admin Rechten an persönlichem Rechner.</text:p>
      <text:p text:style-name="Text_20_body">Wie Remote Working / Home Office: PC mit nach Hause oder Remote Einwahl in Firma … oder ...</text:p>
      <text:p text:style-name="Text_20_body">Hardware Debugging bei Remote Work möglich ?</text:p>
      <text:h text:style-name="Heading_20_2" text:outline-level="2">Spezial</text:h>
      <text:p text:style-name="Text_20_body">VSNFD Sicherheitsüberprüfung I II III ?</text:p>
      <text:h text:style-name="Heading_20_1" text:outline-level="1"><text:soft-page-break/>Arbeitsbedingungen</text:h>
      <text:p text:style-name="Text_20_body">10:00 Uhr Arbeitsbeginn wegen S-Bahn Landwehr-Wellingsbüttel + Fahrrad</text:p>
      <text:p text:style-name="Text_20_body">Max 1 mal pro Woche bei Arbeit in Flintbek <text:line-break/>genaue Addresse der Firma / Entfernung zur RE7 RE70 zu <text:s/>Flintbek Regionalbahnhof<text:line-break/>Deutschlandticket ist vorhanden; AUTO nicht</text:p>
      <text:h text:style-name="Heading_20_1" text:outline-level="1">Projects</text:h>
      <text:h text:style-name="Heading_20_2" text:outline-level="2">Ziel-Hardware</text:h>
      <text:p text:style-name="Text_20_body">Physikales Zielsystem vorhanden = Gerät</text:p>
      <text:p text:style-name="Text_20_body">Hardware Interface vorhanden = Treiberplatine</text:p>
      <text:p text:style-name="Text_20_body">CPU Platine / Controller Board vorhanden</text:p>
      <text:p text:style-name="Text_20_body">Debug Test Gerät vorhanden</text:p>
      <text:h text:style-name="Heading_20_2" text:outline-level="2">Target Software</text:h>
      <text:p text:style-name="Text_20_body">Betriebssystem / Hardware Library</text:p>
      <text:p text:style-name="Text_20_body">Bare Metal/RTOS oder embedded Linux</text:p>
      <text:p text:style-name="Text_20_body">Programmiersprache</text:p>
      <text:p text:style-name="Text_20_body">Obige Sprache direkt auf Cotroller / Betriebssystem oder auf Framework (z.B.QT)</text:p>
      <text:p text:style-name="Text_20_body">Mitbenutzte Frameworks </text:p>
      <text:p text:style-name="Text_20_body">Mitbenutzte Bibliotheken</text:p>
      <text:p text:style-name="Text_20_body">Source Code Generatoren </text:p>
      <text:p text:style-name="Text_20_body">wie(z.B. STM CUBE; MathLAB regler; CANOpen)</text:p>
      <text:h text:style-name="Heading_20_2" text:outline-level="2">Realisierungsgrad</text:h>
      <text:p text:style-name="Text_20_body">Neuprojekt</text:p>
      <text:p text:style-name="Text_20_body">Was ist fertig</text:p>
      <text:p text:style-name="Text_20_body">Was soll noch gemacht werden</text:p>
      <text:h text:style-name="Heading_20_1" text:outline-level="1">Aufgabenstellung</text:h>
      <text:p text:style-name="Text_20_body">Grundidee</text:p>
      <text:p text:style-name="Text_20_body">Präzisierungsgrad</text:p>
      <text:p text:style-name="Text_20_body">Variationen</text:p>
      <text:p text:style-name="Text_20_body">Wer stellt Anforderungen</text:p>
      <text:p text:style-name="Text_20_body">Gibt es Spezifikationen</text:p>
      <text:h text:style-name="Heading_20_1" text:outline-level="1"><text:soft-page-break/>Nebenbedingungen der SW Entwicklung</text:h>
      <text:p text:style-name="Text_20_body">Reviews / Review Systeme</text:p>
      <text:p text:style-name="Text_20_body">CI Continuous Integration; aus welchen Elemente besteht die Toolchain</text:p>
      <text:p text:style-name="Text_20_body">Wird in Quelltexte reingemeckert</text:p>
      <text:p text:style-name="Text_20_body">Lint Cobertura oder andere automatisierte Quelltext Prüf Systeme</text:p>
      <text:p text:style-name="Text_20_body">Andere Nebenbedingungen bei der SW Entwicklung</text:p>
      <text:p text:style-name="Text_20_body">IDE vorgeschrieben</text:p>
      <text:h text:style-name="Heading_20_2" text:outline-level="2">Team</text:h>
      <text:p text:style-name="Text_20_body">Wieviel Leute arbeiten an einer Software</text:p>
      <text:p text:style-name="Text_20_body">Wieviele Softwareelemente gibt es</text:p>
      <text:h text:style-name="Heading_20_2" text:outline-level="2">Prüfungen</text:h>
      <text:p text:style-name="Text_20_body">Finden Prüfungen statt</text:p>
      <text:p text:style-name="Text_20_body">Welche Art Prüfungen finden statt</text:p>
      <text:p text:style-name="Text_20_body">Black Box</text:p>
      <text:p text:style-name="Text_20_body">White Box</text:p>
      <text:p text:style-name="Text_20_body">Kunde</text:p>
      <text:h text:style-name="Heading_20_2" text:outline-level="2">Agil Wasserfall?</text:h>
      <text:p text:style-name="Text_20_body">Sw Entwicklungs Stategien</text:p>
      <text:p text:style-name="Text_20_body">Wird was bestimmtes verwendet.</text:p>
      <text:h text:style-name="Heading_20_2" text:outline-level="2">Organisations Tooling </text:h>
      <text:p text:style-name="Text_20_body">Welche Tools:</text:p>
      <text:h text:style-name="Heading_20_2" text:outline-level="2">Anforderungen an Fähigkeiten</text:h>
      <text:p text:style-name="Text_20_body">Welche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adornments="Standard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12cm" style:page-number="auto" fo:background-color="transparent" style:shadow="none">
        <style:tab-stops/>
        <style:background-image/>
      </style:paragraph-properties>
      <style:text-properties fo:language="de" fo:country="DE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Contents_20_Heading" style:display-name="Contents Heading" style:family="paragraph" style:parent-style-name="Heading" style:class="index">
      <style:paragraph-properties fo:margin-left="0cm" fo:margin-right="0cm" fo:text-align="center" style:justify-single-word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de" style:family="paragraph" style:parent-style-name="Text_20_body" style:auto-update="true">
      <style:paragraph-properties fo:margin-left="1cm" fo:margin-right="0cm" fo:text-indent="0cm" style:auto-text-indent="false"/>
      <style:text-properties style:font-name="Tahoma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number:time-style style:name="N40">
      <number:hours number:style="long"/>
      <number:text>:</number:text>
      <number:minutes number:style="long"/>
    </number:time-style>
    <number:date-style style:name="N75" number:automatic-order="true">
      <number:day/>
      <number:text>. </number:text>
      <number:month number:textual="true"/>
      <number:text> </number:text>
      <number:year number:style="long"/>
    </number:date-style>
  </office:automatic-styles>
  <office:master-styles>
    <style:master-page style:name="Standard" style:page-layout-name="Mpm1">
      <style:header>
        <text:p text:style-name="Header">File: <text:file-name text:display="name-and-extension">i4job_Fragen3.odt</text:file-name><text:tab/><text:tab/><text:date style:data-style-name="N75" text:date-value="2024-05-22T22:41:11.77">May 22, 2024</text:date> <text:time style:data-style-name="N40" text:time-value="2023-09-06T21:22:48.09" text:fixed="true">21:22</text:time></text:p>
      </style:header>
      <style:footer>
        <text:p text:style-name="Footer"><text:tab/>Page <text:page-number text:select-page="current">3</text:page-number> of <text:page-count>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3-09-06T13:30:10.31</meta:creation-date>
    <dc:date>2024-05-22T22:41:11.75</dc:date>
    <meta:editing-duration>PT12H13M34S</meta:editing-duration>
    <meta:editing-cycles>114</meta:editing-cycles>
    <meta:generator>OpenOffice/4.1.15$Win32 OpenOffice.org_project/4115m2$Build-9813</meta:generator>
    <meta:document-statistic meta:table-count="0" meta:image-count="0" meta:object-count="0" meta:page-count="3" meta:paragraph-count="85" meta:word-count="311" meta:character-count="2260"/>
  </office:meta>
</office:document-meta>
</file>